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libri" svg:font-family="Colibri"/>
    <style:font-face style:name="OpenSymbol" svg:font-family="OpenSymbol"/>
    <style:font-face style:name="Tahoma5"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3" svg:font-family="Tahoma"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4"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B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36">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in" fo:margin-right="0in" fo:text-indent="0in" style:auto-text-indent="false"/>
    </style:style>
    <style:style style:name="P9"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10" style:family="paragraph" style:parent-style-name="Spec_20_-_20_Sous-titre_20_du_20_document">
      <style:text-properties fo:color="#000000"/>
    </style:style>
    <style:style style:name="P11" style:family="paragraph" style:parent-style-name="Text_20_body">
      <style:text-properties style:font-name-asian="MS Mincho" style:font-name-complex="Tahoma4"/>
    </style:style>
    <style:style style:name="P12"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13"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14"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15" style:family="paragraph" style:parent-style-name="Heading_20_1">
      <style:text-properties style:font-name-asian="MS Mincho" style:font-name-complex="Tahoma4"/>
    </style:style>
    <style:style style:name="P16" style:family="paragraph" style:parent-style-name="Heading_20_1">
      <style:paragraph-properties fo:break-before="page"/>
    </style:style>
    <style:style style:name="P17" style:family="paragraph" style:parent-style-name="Heading_20_2">
      <style:text-properties fo:font-size="16pt" style:font-size-asian="16pt" style:font-size-complex="16pt"/>
    </style:style>
    <style:style style:name="P18" style:family="paragraph" style:parent-style-name="Heading_20_3">
      <style:text-properties fo:font-size="14pt" style:font-size-asian="14pt" style:font-size-complex="14pt"/>
    </style:style>
    <style:style style:name="P19" style:family="paragraph" style:parent-style-name="Text_20_body">
      <style:text-properties style:font-name-asian="MS Mincho" style:font-name-complex="Tahoma4"/>
    </style:style>
    <style:style style:name="P20" style:family="paragraph" style:parent-style-name="Text_20_body">
      <style:text-properties fo:language="fr" fo:country="FR" style:font-name-asian="MS Mincho" style:font-name-complex="Tahoma4"/>
    </style:style>
    <style:style style:name="P21" style:family="paragraph" style:parent-style-name="Text_20_body" style:list-style-name="L1">
      <style:paragraph-properties fo:margin-top="0in" fo:margin-bottom="0in"/>
    </style:style>
    <style:style style:name="P22" style:family="paragraph" style:parent-style-name="Text_20_body">
      <style:paragraph-properties fo:margin-top="0in" fo:margin-bottom="0.0598in"/>
    </style:style>
    <style:style style:name="P23" style:family="paragraph" style:parent-style-name="Text_20_body">
      <style:paragraph-properties fo:margin-top="0in" fo:margin-bottom="0.0598in"/>
      <style:text-properties fo:language="fr" fo:country="FR" style:font-name-asian="MS Mincho" style:font-name-complex="Tahoma4"/>
    </style:style>
    <style:style style:name="P24" style:family="paragraph" style:parent-style-name="Text_20_body">
      <style:paragraph-properties fo:margin-top="0in" fo:margin-bottom="0.0598in"/>
      <style:text-properties style:font-name="Colibri"/>
    </style:style>
    <style:style style:name="P25" style:family="paragraph" style:parent-style-name="Spec_20_-_20_Paragraphe_20_standard">
      <style:paragraph-properties fo:break-before="page"/>
    </style:style>
    <style:style style:name="P26" style:family="paragraph" style:parent-style-name="Spec_20_-_20_Table_20_des_20_matières_20_1">
      <style:paragraph-properties fo:margin-top="0.1181in" fo:margin-bottom="0in" fo:background-color="transparent" fo:padding="0in" fo:border="none" style:shadow="none" text:number-lines="false" text:line-number="0">
        <style:tab-stops/>
        <style:background-image/>
      </style:paragraph-properties>
      <style:text-properties fo:color="#000000" fo:font-size="11pt" fo:language="de" fo:country="DE" fo:font-weight="bold" style:font-size-asian="11pt" style:font-size-complex="11pt"/>
    </style:style>
    <style:style style:name="P27" style:family="paragraph" style:parent-style-name="Spec_20_-_20_Table_20_des_20_matières_20_1"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fo:font-size="11pt" fo:language="de" fo:country="DE" fo:font-weight="bold" style:font-size-asian="11pt" style:font-size-complex="11pt"/>
    </style:style>
    <style:style style:name="P28" style:family="paragraph">
      <style:text-properties style:font-name="Arial2" fo:font-size="10pt" fo:font-weight="bold" style:font-size-asian="10pt" style:font-weight-asian="bold" style:font-size-complex="10pt" style:font-weight-complex="bold"/>
    </style:style>
    <style:style style:name="T1" style:family="text">
      <style:text-properties style:font-name="Arial2" fo:font-size="11pt" fo:language="de" fo:country="DE" style:font-size-asian="11pt" style:font-size-complex="11pt"/>
    </style:style>
    <style:style style:name="T2" style:family="text">
      <style:text-properties fo:language="de" fo:country="DE"/>
    </style:style>
    <style:style style:name="T3" style:family="text">
      <style:text-properties fo:color="#000000" style:font-name="Colibri" fo:font-size="11pt" fo:language="de" fo:country="DE" style:font-size-asian="11pt" style:font-size-complex="11pt"/>
    </style:style>
    <style:style style:name="T4" style:family="text">
      <style:text-properties fo:color="#000000" style:font-name="Colibri" fo:font-size="11pt" style:font-size-asian="11pt" style:font-size-complex="11pt"/>
    </style:style>
    <style:style style:name="T5" style:family="text">
      <style:text-properties fo:font-size="11pt" fo:language="de" fo:country="DE" style:font-size-asian="11pt" style:font-size-complex="11pt"/>
    </style:style>
    <style:style style:name="T6" style:family="text">
      <style:text-properties fo:color="#000080" style:font-name="Arial2" fo:font-size="10pt" fo:font-weight="bold" style:font-size-asian="10pt" style:font-weight-asian="bold" style:font-size-complex="10pt" style:font-weight-complex="bold"/>
    </style:style>
    <style:style style:name="T7" style:family="text">
      <style:text-properties style:font-name="Arial2" fo:font-size="10pt" fo:font-weight="normal" style:font-size-asian="10pt" style:font-weight-asian="normal" style:font-size-complex="10pt" style:font-weight-complex="normal"/>
    </style:style>
    <style:style style:name="T8"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style:font-name="Arial2" fo:font-size="10pt" fo:font-weight="bold" style:font-size-asian="10pt" style:font-weight-asian="bold" style:font-size-complex="10pt" style:font-weight-complex="bold"/>
    </style:style>
    <style:style style:name="T10" style:family="text">
      <style:text-properties fo:color="#800000" style:font-name="Arial2" fo:font-size="10pt" fo:font-weight="bold" style:font-size-asian="10pt" style:font-weight-asian="bold" style:font-size-complex="10pt" style:font-weight-complex="bold"/>
    </style:style>
    <style:style style:name="T11"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ashed" svg:stroke-width="0.0193in" svg:stroke-color="#000080" draw:marker-start-width="0.1654in" draw:marker-end-width="0.1654in" draw:fill="solid" draw:fill-color="#0066cc" draw:fill-gradient-name="Gradient_20_1" draw:fill-hatch-name="Black_20_0_20_Degrees" draw:fill-hatch-solid="false" draw:fill-image-name="Empty" draw:opacity="30%" fo:min-height="0.1665in" fo:padding-top="0.0882in" fo:padding-bottom="0.0882in" fo:padding-left="0.0866in" fo:padding-right="0.0882in"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fill="gradient" draw:fill-color="#e6e6e6" draw:fill-gradient-name="Gradient_20_8" draw:fill-hatch-name="Black_20_0_20_Degrees" draw:fill-image-name="Empty" fo:min-height="0.1665in" fo:padding-top="0.0783in" fo:padding-bottom="0.0783in" fo:padding-left="0.0783in" fo:padding-right="0.0783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0398in" svg:stroke-color="#b3b300" draw:marker-start-width="0.1965in" draw:marker-end-width="0.1965in" draw:fill="solid" draw:fill-color="#e6e64c" draw:fill-gradient-name="Linear_20_yellow_2f_brown" draw:fill-hatch-name="Black_20_0_20_Degrees" draw:fill-image-name="Empty" fo:min-height="0.1665in" fo:padding-top="0.098in" fo:padding-bottom="0.098in" fo:padding-left="0.098in" fo:padding-right="0.098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0398in" svg:stroke-color="#800000" draw:marker-start-width="0.1965in" draw:marker-end-width="0.1965in" draw:fill="solid" draw:fill-color="#c5000b" draw:fill-gradient-name="Axial_20_light_20_red_2f_white" draw:fill-hatch-name="Black_20_0_20_Degrees" draw:fill-image-name="Empty" draw:opacity="30%" fo:min-height="0.1665in" fo:padding-top="0.098in" fo:padding-bottom="0.098in" fo:padding-left="0.098in" fo:padding-right="0.098in"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193in" svg:stroke-color="#ff6633" draw:marker-start-width="0.1654in" draw:marker-end-width="0.1654in" draw:fill="solid" draw:fill-color="#ff420e"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9"><text:title>Titre du Document</text:title></text:p>
      <text:p text:style-name="P10"><text:subject>Sous-titre ou Description du document</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Monica</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string">
            <text:p text:style-name="P5">Avancement</text:p>
          </table:table-cell>
          <table:table-cell table:style-name="Tableau2.A2" office:value-type="string">
            <text:p text:style-name="P6">Terminé/En cours</text:p>
          </table:table-cell>
          <table:table-cell table:style-name="Tableau2.C2" table:number-rows-spanned="2" table:number-columns-spanned="2" office:value-type="string">
            <text:p text:style-name="P6">VALIDÉ/NON VALIDÉ</text:p>
          </table:table-cell>
          <table:covered-table-cell/>
        </table:table-row>
        <table:table-row>
          <table:table-cell table:style-name="Tableau2.A2" office:value-type="string">
            <text:p text:style-name="P5">Dernière mise à jour</text:p>
          </table:table-cell>
          <table:table-cell table:style-name="Tableau2.B3" office:value-type="date" office:date-value="2011-01-05">
            <text:p text:style-name="P6">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7">01/05/11</text:p>
          </table:table-cell>
          <table:table-cell table:style-name="Tableau3.A2" office:value-type="string">
            <text:p text:style-name="Table_20_Contents">Responsable</text:p>
          </table:table-cell>
          <table:table-cell table:style-name="Tableau3.D2" office:value-type="string">
            <text:p text:style-name="P7">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2">1 <text:s text:c="2"/>Historique du document<text:tab/><text:a xlink:type="simple" xlink:href="#__RefHeading__488_297275160" text:style-name="Internet_20_link" text:visited-style-name="Internet_20_link">3</text:a></text:p>
          <text:p text:style-name="P12">2 <text:s text:c="2"/>Introduction<text:tab/><text:a xlink:type="simple" xlink:href="#__RefHeading__494_297275160" text:style-name="Internet_20_link" text:visited-style-name="Internet_20_link">4</text:a></text:p>
          <text:p text:style-name="P13">2.1 <text:s/>Présentation du projet<text:tab/><text:a xlink:type="simple" xlink:href="#__RefHeading__498_297275160" text:style-name="Internet_20_link" text:visited-style-name="Internet_20_link">4</text:a></text:p>
          <text:p text:style-name="P14">2.1.1 <text:s/>Contexte<text:tab/><text:a xlink:type="simple" xlink:href="#__RefHeading__500_297275160" text:style-name="Internet_20_link" text:visited-style-name="Internet_20_link">4</text:a></text:p>
          <text:p text:style-name="P14">2.1.2 <text:s/>Objectifs <text:tab/><text:a xlink:type="simple" xlink:href="#__RefHeading__390_1336058694" text:style-name="Internet_20_link" text:visited-style-name="Internet_20_link">4</text:a></text:p>
          <text:p text:style-name="P13">2.2 <text:s/>Présentation du document <text:tab/><text:a xlink:type="simple" xlink:href="#__RefHeading__392_1336058694" text:style-name="Internet_20_link" text:visited-style-name="Internet_20_link">4</text:a></text:p>
          <text:p text:style-name="P13">2.3 <text:s/>Document applicables/Documents de référence <text:tab/><text:a xlink:type="simple" xlink:href="#__RefHeading__394_1336058694" text:style-name="Internet_20_link" text:visited-style-name="Internet_20_link">4</text:a></text:p>
          <text:p text:style-name="P14">2.3.1 <text:s/>Documents applicables <text:tab/><text:a xlink:type="simple" xlink:href="#__RefHeading__396_1336058694" text:style-name="Internet_20_link" text:visited-style-name="Internet_20_link">4</text:a></text:p>
          <text:p text:style-name="P14">2.3.2 <text:s/>Documents de référence <text:tab/><text:a xlink:type="simple" xlink:href="#__RefHeading__398_1336058694" text:style-name="Internet_20_link" text:visited-style-name="Internet_20_link">4</text:a></text:p>
          <text:p text:style-name="P13">2.4 <text:s/>Terminologie et Abréviations <text:tab/><text:a xlink:type="simple" xlink:href="#__RefHeading__400_1336058694" text:style-name="Internet_20_link" text:visited-style-name="Internet_20_link">4</text:a></text:p>
          <text:p text:style-name="P12">3 <text:s text:c="2"/>Contenu 1<text:tab/><text:a xlink:type="simple" xlink:href="#__RefHeading__402_1336058694" text:style-name="Internet_20_link" text:visited-style-name="Internet_20_link">4</text:a></text:p>
          <text:p text:style-name="P12">4 <text:s text:c="2"/>Contenu <text:s/>2<text:tab/><text:a xlink:type="simple" xlink:href="#__RefHeading__404_1336058694" text:style-name="Internet_20_link" text:visited-style-name="Internet_20_link">5</text:a></text:p>
          <text:p text:style-name="P13">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16"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date" office:date-value="1899-12-30">
            <text:p text:style-name="P3">12/30/1899</text:p>
          </table:table-cell>
          <table:table-cell table:style-name="Tableau1.B2" office:value-type="string">
            <text:p text:style-name="P3">Nom Prénom</text:p>
          </table:table-cell>
          <table:table-cell table:style-name="Tableau1.C2" office:value-type="float" office:value="36526">
            <text:p text:style-name="P3">1.0</text:p>
          </table:table-cell>
          <table:table-cell table:style-name="Tableau1.D2" office:value-type="string">
            <text:p text:style-name="P3">Création</text:p>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16"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17" text:outline-level="2"><text:bookmark text:name="__RefHeading__394_1336058694"/>Document applicables/Documents de référence <text:bookmark-end text:name="__RefHeading__394_1336058694"/></text:h>
      <text:h text:style-name="P18"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18"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28379184" text:style-name="L1">
        <text:list-item>
          <text:p text:style-name="P21">Plan-type «dossier de gestion de la documentation»</text:p>
        </text:list-item>
        <text:list-item>
          <text:p text:style-name="P21">etc.</text:p>
        </text:list-item>
      </text:list>
      <text:h text:style-name="P17" text:outline-level="2"><text:bookmark text:name="__RefHeading__400_1336058694"/>Terminologie et Abréviations <text:bookmark-end text:name="__RefHeading__400_1336058694"/></text:h>
      <text:p text:style-name="P11"><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1"/>
      <text:h text:style-name="P15" text:outline-level="1"><text:bookmark text:name="__RefHeading__402_1336058694"/><text:soft-page-break/>SYN<text:span text:style-name="T2">THESE des solutions</text:span><text:bookmark-end text:name="__RefHeading__402_1336058694"/></text:h>
      <text:p text:style-name="P11"/>
      <text:p text:style-name="P11"><text:tab/><text:span text:style-name="T2">Après avoir regardé les différents critères d'évaluation des deux solutions on va s'intéresser maintenant à une comparaison entre les deux en vue de determiner la solution qui est la plus convenable. On va réaliser notre analyse sur plusieurs plans, en tenant compte des différentes catégories des critères.</text:span></text:p>
      <text:p text:style-name="P11"><text:span text:style-name="T2"/></text:p>
      <text:p text:style-name="Spec_20_-_20_Table_20_des_20_matières_20_1"><text:span text:style-name="T2">3.1 Analyse du point de vue financier</text:span></text:p>
      <text:p text:style-name="P11"><text:span text:style-name="T2"/></text:p>
      <text:p text:style-name="P23">Du point de vue financier les coûts sont plus élévés dans le cas de la solution standard. En effet, la licence SAP (estimée à 450 000 euros pour toutes les postes) est beaucoup plus couteuse que le développement d'une solution spécifique (estimé à 150 000 euros). La formation des employés pour l'utilisation des logiciels demande aussi des ressources plus importantes dans le cas de la solution standard. Le calcul des deux ROI montrent un avantage assez important pour la solution spécifique.</text:p>
      <text:p text:style-name="P23">Du coté des risques on a à peu près les mêmes dangers pour les deux solutions: <text:s/><text:span text:style-name="T4">résistance au changement,communication inefficace, difficultés, ou une exploitation inefficace du nouveau système.</text:span></text:p>
      <text:p text:style-name="P20"><text:span text:style-name="T4">Des avantages dues à la standardisation, l'utilisation d'un outil connu sur le marché et la facilité de communication avec les systèmes d'information des autres entreprises sont envisagés pour la solution standard. Ces avantages peuvent se prouver très importantes à long terme. En effet, une solution spécifique est moins flexible face aux changements organisationnels au sein d'une entreprise. Ça peut entraîner la nécessité des nouveaux modules et donc du l'investissement dans le développement et après dans la formation. Si jamais l'entreprise qui a crée l'application spécifique n'existe plus, l</text:span><text:span text:style-name="T3">a maintenance sera encore plus difficile. Par contre, pour la solution standard, une nouvelle configuration peut resoudre les problèmes dues aux changements dans l'entreprise.</text:span></text:p>
      <text:p text:style-name="P20"><text:span text:style-name="T3"/></text:p>
      <text:p text:style-name="P27">3.2 Analyse du point de vue de la mise en oeuvre</text:p>
      <text:p text:style-name="P26"/>
      <text:p text:style-name="P22">En ce qui concerne l<text:span text:style-name="T2">a mise en oeuvre, les deux solutions ont besoin chacune d'au moins 3 mois pour que tout soit installé et configuré correctement. Pourtant, il y a des risques importants à prendre en compte des deux cotés pendant cette étape. </text:span></text:p>
      <text:p text:style-name="P22"><text:span text:style-name="T2">Un risque de dépasement de délai du développement de l'application spécifique peut mettre en danger la mise en oeuvre de la solution et peut entraîner des coûts importants. En revanche, pour la solution standard, l'ERP étant déjà développé, il doit être juste configuré pour bien l'adapter aux besoins de l'entreprise.</text:span></text:p>
      <text:p text:style-name="P22"><text:soft-page-break/><text:span text:style-name="T2">La formation des employés peut s'avérer plus couteuse et plus difficile pour l'ERP que pour l'autre application. En effet, l'ERP est plus rigide car se veut le plus standard possible tandis que l'application spécifique a été développée sur la base d'un fort dialogue entre l'entreprise et les réalisateurs et elle est donc très personnalisée</text:span></text:p>
      <text:p text:style-name="P22"><text:span text:style-name="T2"/></text:p>
      <text:p text:style-name="P22"><text:span text:style-name="T2">.</text:span></text:p>
      <text:p text:style-name="Spec_20_-_20_Table_20_des_20_matières_20_1"><text:span text:style-name="T1">3.3 Analyse du point de vue des critères techniques et fonctionnels</text:span></text:p>
      <text:p text:style-name="Spec_20_-_20_Table_20_des_20_matières_20_1"><text:span text:style-name="T1"/></text:p>
      <text:p text:style-name="P24"><text:span text:style-name="T5">Le principal danger de la solution spécifique est qu'au bout d'un certain temps son utilisation ne sera plus avantageuse, et on devra implémenter une nouvelle solution. Ceci va arriver pourtant dans l'avenir lointain. Quant à lui l'ERP sera toujours maintenable, des nouveaux modules pourront être configurés. De plus, l'assistance et le support pour la solution ERP est beaucoup plus rigureuse et documentée car il s'agit d'une communauté d'entreprises qui l'utilisent, il en résulte un plus de fiabilité et de la securité pour cette solution. </text:span></text:p>
      <text:p text:style-name="P24"><text:span text:style-name="T5">Du point de vue de la facilité d'intégration du nouveau SI, les deux solutions utilisent le Web donc il n'y aura pas des difficultés techniques importantes pour l'installation de la solution. L'ergonomie et l'aisance d'utilisation seront beaucoup plus appreciés pour la solution standard car la solution spécifique impose une IHM standardisée qui peut donner l'impréssion d'une certaine rigidité. Pourtant, cette IHM est assez ergonomique et inductive.</text:span></text:p>
      <text:p text:style-name="P24"><text:span text:style-name="T5"/></text:p>
      <text:p text:style-name="Spec_20_-_20_Table_20_des_20_matières_20_1"><text:span text:style-name="T5">3.4 Conclusion</text:span></text:p>
      <text:p text:style-name="P24"><text:span text:style-name="T5"/></text:p>
      <text:p text:style-name="P24"><text:span text:style-name="T5">Pour conclure on peut affirmer que les deux solutions ont des avantages et des désavantages en fonction des critères analysés précedamment. Il faut bien étudier le profil de l'entreprise pour déduire laquelle des solutions est la plus appropriée. En effet, selon les plans de developpement de l'entreprise on peut prévoir si le systéme va beaucoup changer dans le futur, et dans ce cas s'orienter vers l'utilisation d'un ERP. Les profils des employés, leur comportement face aux changements pourront aussi déterminer s'ils vont s'adapter à une interface d'un ERP ou si une interface personnalisée devra être mise en place. On ne peut pas décider laquelle solution est la meilleure sans avoir étudié en détail tous ces aspects.</text:span></text:p>
      <text:p text:style-name="P25"/>
      <text:p text:style-name="Spec_20_-_20_Texte_20_sans_20_mise_20_en_20_forme"><draw:frame text:anchor-type="paragraph" draw:z-index="1" draw:style-name="gr2" draw:text-style-name="P28" svg:width="6.6933in" svg:height="0.4913in" svg:x="0.1972in" svg:y="0.248in"><draw:text-box><text:p><text:span text:style-name="T9">Note :</text:span></text:p><text:p><text:span text:style-name="T7">Ceci est une note !</text:span></text:p></draw:text-box></draw:frame></text:p>
      <text:p text:style-name="Spec_20_-_20_Texte_20_sans_20_mise_20_en_20_forme"><draw:frame text:anchor-type="paragraph" draw:z-index="3" draw:style-name="gr4" draw:text-style-name="P28" svg:width="6.6933in" svg:height="0.5303in" svg:x="0.1972in" svg:y="1.9925in"><draw:text-box><text:p><text:span text:style-name="T9">ATTENTION !</text:span></text:p><text:p><text:span text:style-name="T7">Ceci est une note importante !</text:span></text:p></draw:text-box></draw:frame><draw:frame text:anchor-type="paragraph" draw:z-index="2" draw:style-name="gr3" draw:text-style-name="P28" svg:width="6.6933in" svg:height="0.5303in" svg:x="0.1972in" svg:y="1.0354in"><draw:text-box><text:p><text:span text:style-name="T9">IMPORTANT !</text:span></text:p><text:p><text:span text:style-name="T7">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8" svg:width="6.6933in" svg:height="1.0106in" svg:x="0.1972in" svg:y="0.8516in"><draw:text-box><text:p><text:span text:style-name="T6">Note aux développeurs :</text:span></text:p><text:p><text:span text:style-name="T7">Ceci est une note pour les développeurs !</text:span></text:p><text:p><text:span text:style-name="T8">Exemples</text:span><text:span text:style-name="T7"> : </text:span></text:p><text:p><text:span text:style-name="T7">- Prévoir en flexibilité : la liste pourra changer au cours du temps et être 10 fois plus longue.</text:span></text:p><text:p><text:span text:style-name="T7">- Le système AX est incompatible avec le produit AY : Utilisez la méthode BY.</text:span></text:p></draw:text-box></draw:frame><draw:frame text:anchor-type="paragraph" draw:z-index="4" draw:style-name="gr5" draw:text-style-name="P28" svg:width="6.6933in" svg:height="1.1776in" svg:x="0.1972in" svg:y="2.0189in"><draw:text-box><text:p><text:span text:style-name="T10">Note aux fonctionnels :</text:span></text:p><text:p><text:span text:style-name="T7">Ceci est une note pour les fonctionnels.</text:span></text:p><text:p><text:span text:style-name="T8">Exemple</text:span><text:span text:style-name="T7"> : </text:span></text:p><text:p><text:span text:style-name="T7">- Cette décision a été prise afin de rester en accord avec la procédure A090.</text:span></text:p><text:p><text:span text:style-name="T7">- Cette étape de validation est particulièrement importante dans le processus de gestion du magasin. Vérifiez à deux fois plutôt que d' « auto-valider ».</text:span></text:p></draw:text-box></draw:frame><draw:frame text:anchor-type="paragraph" draw:z-index="5" draw:style-name="gr6" draw:text-style-name="P28" svg:width="6.6933in" svg:height="1.1776in" svg:x="0.1972in" svg:y="3.8508in"><draw:text-box><text:p><text:span text:style-name="T11">Note aux testeurs :</text:span></text:p><text:p><text:span text:style-name="T7">Ceci est une note pour les testeurs.</text:span></text:p><text:p><text:span text:style-name="T8">Exemple</text:span><text:span text:style-name="T7"> : </text:span></text:p><text:p><text:span text:style-name="T7">- Pensez à vérifier le comportement de chaque champ obligatoire lorsqu'il est vide.</text:span></text:p><text:p><text:span text:style-name="T7">-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libri" svg:font-family="Colibri"/>
    <style:font-face style:name="OpenSymbol" svg:font-family="OpenSymbol"/>
    <style:font-face style:name="Tahoma5"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3" svg:font-family="Tahoma"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4"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4"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5"/>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5"/>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3"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8</text:page-number> sur <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6T08:26:50.89</meta:creation-date>
    <meta:editing-duration>PT05H54M34S</meta:editing-duration>
    <meta:editing-cycles>6</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M </meta:initial-creator>
    <dc:date>2011-03-06T14:21:27.20</dc:date>
    <dc:creator>M </dc:creator>
    <meta:document-statistic meta:table-count="3" meta:image-count="0" meta:object-count="0" meta:page-count="8" meta:paragraph-count="81" meta:word-count="1069" meta:character-count="6899"/>
    <meta:user-defined meta:name="Info 2"/>
    <meta:user-defined meta:name="Info 3"/>
    <meta:user-defined meta:name="Info 4"/>
    <meta:user-defined meta:name="License">&lt;a href="http://templates.services.openoffice.org/bsd-license"&gt;BSD&lt;/a&gt; </meta:user-defined>
  </office:meta>
</office:document-meta>
</file>